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tityMethodArgumentResolv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MethodArgumentResolverTests.resolveValueWithEmptyBody( Resolvab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ArgumentResolverTests.emptyBodyWithObser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ArgumentResolverTests.emptyBodyWith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ArgumentResolverTests.emptyBodyWith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EntityMethodArgumentResolverTests.httpEntityWithFlux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EntityMethodArgumentResolverTests.httpEntityWithCompletableFutur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EntityMethodArgumentResolverTests.testSupports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ArgumentResolverTests.emptyBodyWith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ArgumentResolverTests.emptyBodyWith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EntityMethodArgumentResolverTests.doesNo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EntityMethodArgumentResolverTests.httpEntityWithSingl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EntityMethodArgumentResolverTests.emptyBodyWithFl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ArgumentResolverTests.emptyBody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EntityMethodArgumentResolverTests.httpEntityWithMayb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EntityMethodArgumentResolverTests.emptyBodyWithMay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tityMethodArgumentResolverTests.httpEntityWithMo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EntityMethodArgumentResolverTests.reques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EntityMethodArgumentResolverTests.httpEntityWithString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EntityMethodArgumentResolverTests.create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EntityMethodArgumentResolverTests.postExchange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MethodArgumentResolverTests.handle( String string , Mono &lt; String &gt; monoString , HttpEntity &lt; String &gt; httpEntity , HttpEntity &lt; Mono &lt; String &gt; &gt; monoBody , HttpEntity &lt; Flux &lt; String &gt; &gt; fluxBody , HttpEntity &lt; Single &lt; String &gt; &gt; singleBody , HttpEntity &lt; Maybe &lt; String &gt; &gt; maybeBody , HttpEntity &lt; Observable &lt; String &gt; &gt; observableBody , HttpEntity &lt; Flowable &lt; String &gt; &gt; flowableBody , HttpEntity &lt; CompletableFuture &lt; String &gt; &gt; completableFutureBody , RequestEntity &lt; String &gt; requestEntity , Mono &lt; HttpEntity &lt; String &gt; &gt; httpEntity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EntityMethodArgumentResolverTests.httpEntityType( Class &lt; ? &gt; bodyType , Class &lt; ? &gt; ... generi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ArgumentResolverTests.resolveValue( ServerWebExchange exchange , Resolvab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